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d41b" officeooo:paragraph-rsid="0010d41b"/>
    </style:style>
    <style:style style:name="P2" style:family="paragraph" style:parent-style-name="Table_20_Contents">
      <style:text-properties officeooo:rsid="0010d41b" officeooo:paragraph-rsid="0010d41b"/>
    </style:style>
    <style:style style:name="P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0110273" officeooo:paragraph-rsid="00110273" style:font-size-asian="12pt" style:font-size-complex="12pt"/>
    </style:style>
    <style:style style:name="T1" style:family="text">
      <style:text-properties officeooo:rsid="001264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4441925266752">
          <table:table-cell table:style-name="Table1.A1" office:value-type="string">
            <text:p text:style-name="P2">Ncat -l 102<text:span text:style-name="T1">4</text:span></text:p>
          </table:table-cell>
          <table:table-cell table:style-name="Table1.B1" office:value-type="string">
            <text:p text:style-name="P2">Ncat localhost 102<text:span text:style-name="T1">4</text:span> &lt; fichier</text:p>
          </table:table-cell>
        </table:table-row>
        <table:table-row table:style-name="TableLine94441925364720">
          <table:table-cell table:style-name="Table1.A2" office:value-type="string">
            <text:p text:style-name="P2"><text:s/>echo -e "GET / HTTP/1.0\r\nHost: github.com\r\n\r\n" | ncat --ssl github.com 443 | ncat -l 1024</text:p>
          </table:table-cell>
          <table:table-cell table:style-name="Table1.B2" office:value-type="string">
            <text:p text:style-name="P3">http://localhost:1024/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08:54:07.601260224</meta:creation-date>
    <dc:date>2021-05-05T09:44:31.350728671</dc:date>
    <meta:editing-duration>PT40M12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5" meta:word-count="27" meta:character-count="169" meta:non-whitespace-character-count="147"/>
  </office:meta>
</office:document-meta>
</file>